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91a" officeooo:paragraph-rsid="001de91a"/>
    </style:style>
    <style:style style:name="P2" style:family="paragraph" style:parent-style-name="Standard">
      <style:text-properties officeooo:rsid="001e1527" officeooo:paragraph-rsid="001e1527"/>
    </style:style>
    <style:style style:name="P3" style:family="paragraph" style:parent-style-name="Standard">
      <style:text-properties officeooo:rsid="001f896a" officeooo:paragraph-rsid="001f896a"/>
    </style:style>
    <style:style style:name="P4" style:family="paragraph" style:parent-style-name="Standard">
      <style:text-properties officeooo:rsid="001fe2f6" officeooo:paragraph-rsid="001fe2f6"/>
    </style:style>
    <style:style style:name="P5" style:family="paragraph" style:parent-style-name="Standard">
      <style:text-properties officeooo:rsid="0020edb8" officeooo:paragraph-rsid="0020edb8"/>
    </style:style>
    <style:style style:name="P6" style:family="paragraph" style:parent-style-name="Standard">
      <style:text-properties officeooo:rsid="00235155" officeooo:paragraph-rsid="00235155"/>
    </style:style>
    <style:style style:name="P7" style:family="paragraph" style:parent-style-name="Standard">
      <style:text-properties officeooo:rsid="001ff9b7" officeooo:paragraph-rsid="001fe2f6"/>
    </style:style>
    <style:style style:name="P8" style:family="paragraph" style:parent-style-name="Standard">
      <style:text-properties officeooo:rsid="0024bc2c" officeooo:paragraph-rsid="0024bc2c"/>
    </style:style>
    <style:style style:name="P9" style:family="paragraph" style:parent-style-name="Standard">
      <style:text-properties officeooo:rsid="00221639" officeooo:paragraph-rsid="0020edb8"/>
    </style:style>
    <style:style style:name="P10" style:family="paragraph" style:parent-style-name="Standard">
      <style:text-properties officeooo:rsid="001e1527" officeooo:paragraph-rsid="0024bc2c"/>
    </style:style>
    <style:style style:name="P11" style:family="paragraph" style:parent-style-name="Standard">
      <style:text-properties fo:font-size="15pt" officeooo:rsid="0024bc2c" officeooo:paragraph-rsid="0024bc2c" style:font-size-asian="15pt" style:font-size-complex="15pt"/>
    </style:style>
    <style:style style:name="P12" style:family="paragraph" style:parent-style-name="Standard">
      <style:text-properties fo:font-size="15pt" officeooo:rsid="001e1527" officeooo:paragraph-rsid="001e1527" style:font-size-asian="13.1000003814697pt" style:font-size-complex="15pt"/>
    </style:style>
    <style:style style:name="P13" style:family="paragraph" style:parent-style-name="Standard">
      <style:text-properties fo:font-size="15pt" fo:font-weight="bold" officeooo:rsid="0024bc2c" officeooo:paragraph-rsid="0024bc2c" style:font-size-asian="15pt" style:font-weight-asian="bold" style:font-size-complex="15pt" style:font-weight-complex="bold"/>
    </style:style>
    <style:style style:name="P14" style:family="paragraph" style:parent-style-name="Standard">
      <style:text-properties fo:font-weight="bold" officeooo:rsid="001e1527" officeooo:paragraph-rsid="001e1527" style:font-weight-asian="bold" style:font-weight-complex="bold"/>
    </style:style>
    <style:style style:name="T1" style:family="text">
      <style:text-properties officeooo:rsid="0024bc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4bc2c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Following sources were used to gather data -</text:span> </text:p>
      <text:p text:style-name="P8"/>
      <text:p text:style-name="P1">CASE-SCHILLER Home Price Index - <text:a xlink:type="simple" xlink:href="https://fred.stlouisfed.org/series/CSUSHPISA" text:style-name="Internet_20_link" text:visited-style-name="Visited_20_Internet_20_Link">https://fred.stlouisfed.org/series/CSUSHPISA</text:a></text:p>
      <text:p text:style-name="P1"/>
      <text:p text:style-name="P1">Interest rates - <text:a xlink:type="simple" xlink:href="https://fred.stlouisfed.org/series/FEDFUNDS" text:style-name="Internet_20_link" text:visited-style-name="Visited_20_Internet_20_Link">https://fred.stlouisfed.org/series/FEDFUNDS</text:a></text:p>
      <text:p text:style-name="P1"/>
      <text:p text:style-name="P1">Unemployment rate - <text:a xlink:type="simple" xlink:href="https://fred.stlouisfed.org/series/UNRATE" text:style-name="Internet_20_link" text:visited-style-name="Visited_20_Internet_20_Link">https://fred.stlouisfed.org/series/UNRATE</text:a></text:p>
      <text:p text:style-name="P1"/>
      <text:p text:style-name="P1">Income - <text:a xlink:type="simple" xlink:href="https://fred.stlouisfed.org/series/DSPIC96" text:style-name="Internet_20_link" text:visited-style-name="Visited_20_Internet_20_Link">https://fred.stlouisfed.org/series/DSPIC96</text:a></text:p>
      <text:p text:style-name="P1"/>
      <text:p text:style-name="P3">Per Capita GDP - <text:a xlink:type="simple" xlink:href="https://fred.stlouisfed.org/series/A939RX0Q048SBEA" text:style-name="Internet_20_link" text:visited-style-name="Visited_20_Internet_20_Link">https://fred.stlouisfed.org/series/A939RX0Q048SBEA</text:a></text:p>
      <text:p text:style-name="P3"/>
      <text:p text:style-name="P3">New Constructed units - <text:a xlink:type="simple" xlink:href="https://fred.stlouisfed.org/series/COMPUTSA" text:style-name="Internet_20_link" text:visited-style-name="Visited_20_Internet_20_Link">https://fred.stlouisfed.org/series/COMPUTSA</text:a></text:p>
      <text:p text:style-name="P3"/>
      <text:p text:style-name="P3">Construction price index - <text:a xlink:type="simple" xlink:href="https://fred.stlouisfed.org/series/WPUSI012011" text:style-name="Internet_20_link" text:visited-style-name="Visited_20_Internet_20_Link">https://fred.stlouisfed.org/series/WPUSI012011</text:a></text:p>
      <text:p text:style-name="P3"/>
      <text:p text:style-name="P3">Average Home Size – Data not available for before 2015</text:p>
      <text:p text:style-name="P3"/>
      <text:p text:style-name="P3">Improvement in technology – No index found</text:p>
      <text:p text:style-name="P3"/>
      <text:p text:style-name="P4">percent urban population - <text:a xlink:type="simple" xlink:href="https://data.worldbank.org/indicator/SP.URB.TOTL.IN.ZS?end=2021&amp;locations=US&amp;start=2001" text:style-name="Internet_20_link" text:visited-style-name="Visited_20_Internet_20_Link">https://data.worldbank.org/indicator/SP.URB.TOTL.IN.ZS?end=2021&amp;locations=US&amp;start=2001</text:a></text:p>
      <text:p text:style-name="P7"/>
      <text:p text:style-name="P5">Housing Subsidies (Federal) - <text:a xlink:type="simple" xlink:href="https://fred.stlouisfed.org/series/L312051A027NBEA" text:style-name="Internet_20_link" text:visited-style-name="Visited_20_Internet_20_Link">https://fred.stlouisfed.org/series/L312051A027NBEA</text:a></text:p>
      <text:p text:style-name="P9"/>
      <text:p text:style-name="P6">Total households - <text:a xlink:type="simple" xlink:href="https://fred.stlouisfed.org/series/TTLHH" text:style-name="Internet_20_link" text:visited-style-name="Visited_20_Internet_20_Link">https://fred.stlouisfed.org/series/TTLHH</text:a></text:p>
      <text:p text:style-name="P6"/>
      <text:p text:style-name="P6"/>
      <text:p text:style-name="P1"/>
      <text:p text:style-name="P14"><text:span text:style-name="T3">Articles </text:span><text:span text:style-name="T4">refered -</text:span><text:span text:style-name="T1"> </text:span></text:p>
      <text:p text:style-name="P12"/>
      <text:p text:style-name="P2"><text:a xlink:type="simple" xlink:href="https://www.forbes.com/sites/forbesbizcouncil/2021/10/25/us-housing-supply-obstacles-and-opportunities/?sh=49dfdc1740dc" text:style-name="Internet_20_link" text:visited-style-name="Visited_20_Internet_20_Link">https://www.forbes.com/sites/forbesbizcouncil/2021/10/25/us-housing-supply-obstacles-and-opportunities/?sh=49dfdc1740dc</text:a></text:p>
      <text:p text:style-name="P2"/>
      <text:p text:style-name="P2"><text:a xlink:type="simple" xlink:href="https://pvsbuilders.com/economic-factors-affecting-housing-market/" text:style-name="Internet_20_link" text:visited-style-name="Visited_20_Internet_20_Link">https://pvsbuilders.com/economic-factors-affecting-housing-market/</text:a></text:p>
      <text:p text:style-name="P2"/>
      <text:p text:style-name="P2"><text:a xlink:type="simple" xlink:href="https://www.investopedia.com/articles/mortages-real-estate/11/factors-affecting-real-estate-market.asp" text:style-name="Internet_20_link" text:visited-style-name="Visited_20_Internet_20_Link">https://www.investopedia.com/articles/mortages-real-estate/11/factors-affecting-real-estate-market.asp</text:a></text:p>
      <text:p text:style-name="P2"/>
      <text:p text:style-name="P2"><text:a xlink:type="simple" xlink:href="https://www.economicshelp.org/blog/377/housing/factors-that-affect-the-housing-market/" text:style-name="Internet_20_link" text:visited-style-name="Visited_20_Internet_20_Link">https://www.economicshelp.org/blog/377/housing/factors-that-affect-the-housing-market/</text:a></text:p>
      <text:p text:style-name="P2"/>
      <text:p text:style-name="P2"><text:a xlink:type="simple" xlink:href="https://www.jstor.org/stable/29783816" text:style-name="Internet_20_link" text:visited-style-name="Visited_20_Internet_20_Link">https://www.jstor.org/stable/29783816</text:a></text:p>
      <text:p text:style-name="P2"/>
      <text:p text:style-name="P10"/>
      <text:p text:style-name="P13">Research Papers refered -</text:p>
      <text:p text:style-name="P8"/>
      <text:p text:style-name="P8"><text:a xlink:type="simple" xlink:href="https://www.atlantis-press.com/article/25841966.pdf" text:style-name="Internet_20_link" text:visited-style-name="Visited_20_Internet_20_Link">https://www.atlantis-press.com/article/25841966.pdf</text:a></text:p>
      <text:p text:style-name="P8"/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5:25:10.702379589</meta:creation-date>
    <meta:editing-duration>PT1M18S</meta:editing-duration>
    <meta:editing-cycles>2</meta:editing-cycles>
    <meta:generator>LibreOffice/6.4.7.2$Linux_X86_64 LibreOffice_project/40$Build-2</meta:generator>
    <dc:date>2022-09-05T15:49:45.169897573</dc:date>
    <meta:document-statistic meta:table-count="0" meta:image-count="0" meta:object-count="0" meta:page-count="1" meta:paragraph-count="21" meta:word-count="82" meta:character-count="1355" meta:non-whitespace-character-count="1290"/>
  </office:meta>
</office:document-meta>
</file>